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size="10pt" fo:background-color="transparent" style:font-size-asian="10pt" style:font-size-complex="10pt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  <style:text-properties fo:font-size="10pt" officeooo:paragraph-rsid="0011d302" fo:background-color="transparent" style:font-size-asian="10pt" style:font-size-complex="10pt"/>
    </style:style>
    <style:style style:name="P3" style:family="paragraph" style:parent-style-name="Text_20_body">
      <style:paragraph-properties fo:margin-left="0in" fo:margin-right="0in" fo:text-indent="0in" style:auto-text-indent="false" style:writing-mode="lr-tb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Text_20_body">
      <style:text-properties fo:font-size="10pt" fo:font-weight="bold" officeooo:rsid="00103b3c" officeooo:paragraph-rsid="00103b3c" fo:background-color="transparent" style:font-size-asian="10pt" style:font-weight-asian="bold" style:font-size-complex="10pt" style:font-weight-complex="bold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in" fo:border="none" style:writing-mode="lr-tb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  <style:text-properties fo:font-size="10pt" style:font-size-asian="10pt" style:font-size-complex="10p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1d3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3a308487-7fff-e304-5753-5c62a109c60f"/>Assignment MOD 323</text:p>
      <text:p text:style-name="P1"/>
      <text:p text:style-name="P1">To pass the assignment, you shall complete at least one of these exercises.  </text:p>
      <text:p text:style-name="P1">The three exercises are of increasing complexity, computationally and programming wise. Each one explores one of the problem families of Machine learning.Of course, for a better learning outcome, I would suggest you to complete them all :)</text:p>
      <text:p text:style-name="P3"/>
      <text:p text:style-name="P3">i) Reinforcement learning</text:p>
      <text:p text:style-name="P1">In this exercise, you will practise RL by exploring problem design variables.</text:p>
      <text:p text:style-name="P2">- In a set of different simulations, make <text:span text:style-name="T3">three</text:span> set of labyrinths:</text:p>
      <text:p text:style-name="P2"><text:span text:style-name="T3">(1) with</text:span> no exit<text:span text:style-name="T3">s, (with an elongated shape and one exit) (3) with</text:span> multiple exits.</text:p>
      <text:p text:style-name="P1">For each of these, try different learning rates and exploration rates. Plot the </text:p>
      <text:list text:style-name="L2">
        <text:list-item>
          <text:p text:style-name="P5"><text:span text:style-name="T2">number of iteration required to get a 90% accuracy versus the learning rate</text:span></text:p>
        </text:list-item>
        <text:list-item>
          <text:p text:style-name="P5"><text:span text:style-name="T2">number of iteration required to get a 90% accuracy versus the exploration rat</text:span></text:p>
        </text:list-item>
      </text:list>
      <text:p text:style-name="P1">At what values do you not experience any difference? What is happening there?</text:p>
      <text:p text:style-name="P3"/>
      <text:p text:style-name="P3">ii) Unsupervised learning</text:p>
      <text:p text:style-name="P1">In this exercise you will compare NN vs Linear regression</text:p>
      <text:p text:style-name="P1">- Generate a distribution made out of 4 different distributions (use the class sum to generate the data)</text:p>
      <text:p text:style-name="P1">- Train a RL and a NN model</text:p>
      <text:p text:style-name="P1">- Test the RL and the NN models</text:p>
      <text:p text:style-name="P1">- Make a new distribution of data and Validate the RL and NN models on it.</text:p>
      <text:p text:style-name="P6"><text:span text:style-name="T2">- Compute the residual (sum of square error) for your train, </text:span><text:span text:style-name="T1">test</text:span><text:span text:style-name="T2"> and validation dataset.</text:span></text:p>
      <text:p text:style-name="P6"><text:span text:style-name="T2">- Plot the </text:span><text:span text:style-name="T1">test</text:span><text:span text:style-name="T2"> residual versus the number of total nodes of the NN</text:span></text:p>
      <text:p text:style-name="P1">- For the best residual found, compute the computational time used by LR and NN.</text:p>
      <text:p text:style-name="P1"/>
      <text:p text:style-name="P3">iii) Unsupervised learning</text:p>
      <text:p text:style-name="P1">This exercise will show you how much clustering outcome is sensitive to noise.</text:p>
      <text:p text:style-name="P1">Make a data generation class that:</text:p>
      <text:p text:style-name="P1">- reads the file ‘xeek_train_subset_mini.csv’</text:p>
      <text:p text:style-name="P1">- add noise around ‘RHOB’ and ‘GR’, normally distributed</text:p>
      <text:p text:style-name="P1">- visualise the plot with and without noise</text:p>
      <text:p text:style-name="P1">- make a k-means and a GMM, and plot the results as a function of DEPTH.</text:p>
      <text:p text:style-name="P1">- make a cross-plot with pairplot</text:p>
      <text:p text:style-name="P1">- define a sufficient categorization accuracy</text:p>
      <text:p text:style-name="P6"><text:span text:style-name="T2">- Determine the level of noise that allows you to have still a good categorization (with a python script even better)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3:06:50.013966710</meta:creation-date>
    <dc:date>2024-03-04T23:41:56.666543079</dc:date>
    <meta:editing-duration>PT35M7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30" meta:word-count="349" meta:character-count="1999" meta:non-whitespace-character-count="1678"/>
  </office:meta>
</office:document-meta>
</file>